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authFailedException.PreauthFailedExcep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authFailedException.PreauthFail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